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408.7pt" svg:y="0pt">
            <draw:object draw:notify-on-update-of-ranges="Sheet1.B3:Sheet1.B28 Sheet1.C3:Sheet1.C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[us]</text:p>
          </table:table-cell>
          <table:table-cell office:value-type="string" calcext:value-type="string">
            <text:p>Uwy[V]</text:p>
          </table:table-cell>
          <table:table-cell office:value-type="string" calcext:value-type="string">
            <text:p>odchyłk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2.31" calcext:value-type="float">
            <text:p>52.31</text:p>
          </table:table-cell>
          <table:table-cell office:value-type="float" office:value="2.6056" calcext:value-type="float">
            <text:p>2.6056</text:p>
          </table:table-cell>
          <table:table-cell table:formula="of:=(([.A3]-[.A$8])*100)/[.$A$8]" office:value-type="float" office:value="2.40798747063431" calcext:value-type="float">
            <text:p>2.4079874706</text:p>
          </table:table-cell>
        </table:table-row>
        <table:table-row table:style-name="ro1">
          <table:table-cell office:value-type="float" office:value="51.62" calcext:value-type="float">
            <text:p>51.62</text:p>
          </table:table-cell>
          <table:table-cell office:value-type="float" office:value="3.0268" calcext:value-type="float">
            <text:p>3.0268</text:p>
          </table:table-cell>
          <table:table-cell table:formula="of:=(([.A4]-[.A$8])*100)/[.$A$8]" office:value-type="float" office:value="1.05716523101018" calcext:value-type="float">
            <text:p>1.057165231</text:p>
          </table:table-cell>
        </table:table-row>
        <table:table-row table:style-name="ro1">
          <table:table-cell office:value-type="float" office:value="51.26" calcext:value-type="float">
            <text:p>51.26</text:p>
          </table:table-cell>
          <table:table-cell office:value-type="float" office:value="3.5047" calcext:value-type="float">
            <text:p>3.5047</text:p>
          </table:table-cell>
          <table:table-cell table:formula="of:=(([.A5]-[.A$8])*100)/[.$A$8]" office:value-type="float" office:value="0.352388410336726" calcext:value-type="float">
            <text:p>0.3523884103</text:p>
          </table:table-cell>
        </table:table-row>
        <table:table-row table:style-name="ro1">
          <table:table-cell office:value-type="float" office:value="51.14" calcext:value-type="float">
            <text:p>51.14</text:p>
          </table:table-cell>
          <table:table-cell office:value-type="float" office:value="3.986" calcext:value-type="float">
            <text:p>3.986</text:p>
          </table:table-cell>
          <table:table-cell table:formula="of:=(([.A6]-[.A$8])*100)/[.$A$8]" office:value-type="float" office:value="0.11746280344558" calcext:value-type="float">
            <text:p>0.1174628034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4.5024" calcext:value-type="float">
            <text:p>4.5024</text:p>
          </table:table-cell>
          <table:table-cell table:formula="of:=(([.A7]-[.A$8])*100)/[.$A$8]" office:value-type="float" office:value="0.039154267815198" calcext:value-type="float">
            <text:p>0.0391542678</text:p>
          </table:table-cell>
        </table:table-row>
        <table:table-row table:style-name="ro1">
          <table:table-cell office:value-type="float" office:value="51.08" calcext:value-type="float">
            <text:p>51.08</text:p>
          </table:table-cell>
          <table:table-cell office:value-type="float" office:value="5.0188" calcext:value-type="float">
            <text:p>5.0188</text:p>
          </table:table-cell>
          <table:table-cell table:formula="of:=(([.A8]-[.A$8])*100)/[.$A$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07" calcext:value-type="float">
            <text:p>51.07</text:p>
          </table:table-cell>
          <table:table-cell office:value-type="float" office:value="5.498" calcext:value-type="float">
            <text:p>5.498</text:p>
          </table:table-cell>
          <table:table-cell table:formula="of:=(([.A9]-[.A$8])*100)/[.$A$8]" office:value-type="float" office:value="-0.019577133907592" calcext:value-type="float">
            <text:p>-0.0195771339</text:p>
          </table:table-cell>
        </table:table-row>
        <table:table-row table:style-name="ro1">
          <table:table-cell office:value-type="float" office:value="51.06" calcext:value-type="float">
            <text:p>51.06</text:p>
          </table:table-cell>
          <table:table-cell office:value-type="float" office:value="5.993" calcext:value-type="float">
            <text:p>5.993</text:p>
          </table:table-cell>
          <table:table-cell table:formula="of:=(([.A10]-[.A$8])*100)/[.$A$8]" office:value-type="float" office:value="-0.0391542678151841" calcext:value-type="float">
            <text:p>-0.0391542678</text:p>
          </table:table-cell>
        </table:table-row>
        <table:table-row table:style-name="ro1">
          <table:table-cell office:value-type="float" office:value="51.06" calcext:value-type="float">
            <text:p>51.06</text:p>
          </table:table-cell>
          <table:table-cell office:value-type="float" office:value="6.538" calcext:value-type="float">
            <text:p>6.538</text:p>
          </table:table-cell>
          <table:table-cell table:formula="of:=(([.A11]-[.A$8])*100)/[.$A$8]" office:value-type="float" office:value="-0.0391542678151841" calcext:value-type="float">
            <text:p>-0.0391542678</text:p>
          </table:table-cell>
        </table:table-row>
        <table:table-row table:style-name="ro1">
          <table:table-cell office:value-type="float" office:value="51.07" calcext:value-type="float">
            <text:p>51.07</text:p>
          </table:table-cell>
          <table:table-cell office:value-type="float" office:value="7.019" calcext:value-type="float">
            <text:p>7.019</text:p>
          </table:table-cell>
          <table:table-cell table:formula="of:=(([.A12]-[.A$8])*100)/[.$A$8]" office:value-type="float" office:value="-0.019577133907592" calcext:value-type="float">
            <text:p>-0.0195771339</text:p>
          </table:table-cell>
        </table:table-row>
        <table:table-row table:style-name="ro1">
          <table:table-cell office:value-type="float" office:value="51.07" calcext:value-type="float">
            <text:p>51.07</text:p>
          </table:table-cell>
          <table:table-cell office:value-type="float" office:value="7.572" calcext:value-type="float">
            <text:p>7.572</text:p>
          </table:table-cell>
          <table:table-cell table:formula="of:=(([.A13]-[.A$8])*100)/[.$A$8]" office:value-type="float" office:value="-0.019577133907592" calcext:value-type="float">
            <text:p>-0.0195771339</text:p>
          </table:table-cell>
        </table:table-row>
        <table:table-row table:style-name="ro1">
          <table:table-cell office:value-type="float" office:value="51.08" calcext:value-type="float">
            <text:p>51.08</text:p>
          </table:table-cell>
          <table:table-cell office:value-type="float" office:value="7.992" calcext:value-type="float">
            <text:p>7.992</text:p>
          </table:table-cell>
          <table:table-cell table:formula="of:=(([.A14]-[.A$8])*100)/[.$A$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09" calcext:value-type="float">
            <text:p>51.09</text:p>
          </table:table-cell>
          <table:table-cell office:value-type="float" office:value="8.492" calcext:value-type="float">
            <text:p>8.492</text:p>
          </table:table-cell>
          <table:table-cell table:formula="of:=(([.A15]-[.A$8])*100)/[.$A$8]" office:value-type="float" office:value="0.0195771339076059" calcext:value-type="float">
            <text:p>0.0195771339</text:p>
          </table:table-cell>
        </table:table-row>
        <table:table-row table:style-name="ro1">
          <table:table-cell office:value-type="float" office:value="51.11" calcext:value-type="float">
            <text:p>51.11</text:p>
          </table:table-cell>
          <table:table-cell office:value-type="float" office:value="9.072" calcext:value-type="float">
            <text:p>9.072</text:p>
          </table:table-cell>
          <table:table-cell table:formula="of:=(([.A16]-[.A$8])*100)/[.$A$8]" office:value-type="float" office:value="0.05873140172279" calcext:value-type="float">
            <text:p>0.0587314017</text:p>
          </table:table-cell>
        </table:table-row>
        <table:table-row table:style-name="ro1">
          <table:table-cell office:value-type="float" office:value="51.12" calcext:value-type="float">
            <text:p>51.12</text:p>
          </table:table-cell>
          <table:table-cell office:value-type="float" office:value="9.566" calcext:value-type="float">
            <text:p>9.566</text:p>
          </table:table-cell>
          <table:table-cell table:formula="of:=(([.A17]-[.A$8])*100)/[.$A$8]" office:value-type="float" office:value="0.0783085356303821" calcext:value-type="float">
            <text:p>0.0783085356</text:p>
          </table:table-cell>
        </table:table-row>
        <table:table-row table:style-name="ro1">
          <table:table-cell office:value-type="float" office:value="51.14" calcext:value-type="float">
            <text:p>51.14</text:p>
          </table:table-cell>
          <table:table-cell office:value-type="float" office:value="10.008" calcext:value-type="float">
            <text:p>10.008</text:p>
          </table:table-cell>
          <table:table-cell table:formula="of:=(([.A18]-[.A$8])*100)/[.$A$8]" office:value-type="float" office:value="0.11746280344558" calcext:value-type="float">
            <text:p>0.1174628034</text:p>
          </table:table-cell>
        </table:table-row>
        <table:table-row table:style-name="ro1">
          <table:table-cell office:value-type="float" office:value="51.16" calcext:value-type="float">
            <text:p>51.16</text:p>
          </table:table-cell>
          <table:table-cell office:value-type="float" office:value="10.534" calcext:value-type="float">
            <text:p>10.534</text:p>
          </table:table-cell>
          <table:table-cell table:formula="of:=(([.A19]-[.A$8])*100)/[.$A$8]" office:value-type="float" office:value="0.156617071260764" calcext:value-type="float">
            <text:p>0.1566170713</text:p>
          </table:table-cell>
        </table:table-row>
        <table:table-row table:style-name="ro1">
          <table:table-cell office:value-type="float" office:value="51.17" calcext:value-type="float">
            <text:p>51.17</text:p>
          </table:table-cell>
          <table:table-cell office:value-type="float" office:value="11.091" calcext:value-type="float">
            <text:p>11.091</text:p>
          </table:table-cell>
          <table:table-cell table:formula="of:=(([.A20]-[.A$8])*100)/[.$A$8]" office:value-type="float" office:value="0.17619420516837" calcext:value-type="float">
            <text:p>0.1761942052</text:p>
          </table:table-cell>
        </table:table-row>
        <table:table-row table:style-name="ro1">
          <table:table-cell office:value-type="float" office:value="51.19" calcext:value-type="float">
            <text:p>51.19</text:p>
          </table:table-cell>
          <table:table-cell office:value-type="float" office:value="11.485" calcext:value-type="float">
            <text:p>11.485</text:p>
          </table:table-cell>
          <table:table-cell table:formula="of:=(([.A21]-[.A$8])*100)/[.$A$8]" office:value-type="float" office:value="0.215348472983554" calcext:value-type="float">
            <text:p>0.215348473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12.077" calcext:value-type="float">
            <text:p>12.077</text:p>
          </table:table-cell>
          <table:table-cell table:formula="of:=(([.A22]-[.A$8])*100)/[.$A$8]" office:value-type="float" office:value="0.23492560689116" calcext:value-type="float">
            <text:p>0.2349256069</text:p>
          </table:table-cell>
        </table:table-row>
        <table:table-row table:style-name="ro1">
          <table:table-cell office:value-type="float" office:value="51.21" calcext:value-type="float">
            <text:p>51.21</text:p>
          </table:table-cell>
          <table:table-cell office:value-type="float" office:value="12.5" calcext:value-type="float">
            <text:p>12.5</text:p>
          </table:table-cell>
          <table:table-cell table:formula="of:=(([.A23]-[.A$8])*100)/[.$A$8]" office:value-type="float" office:value="0.254502740798752" calcext:value-type="float">
            <text:p>0.2545027408</text:p>
          </table:table-cell>
        </table:table-row>
        <table:table-row table:style-name="ro1">
          <table:table-cell office:value-type="float" office:value="51.22" calcext:value-type="float">
            <text:p>51.22</text:p>
          </table:table-cell>
          <table:table-cell office:value-type="float" office:value="13.059" calcext:value-type="float">
            <text:p>13.059</text:p>
          </table:table-cell>
          <table:table-cell table:formula="of:=(([.A24]-[.A$8])*100)/[.$A$8]" office:value-type="float" office:value="0.274079874706344" calcext:value-type="float">
            <text:p>0.2740798747</text:p>
          </table:table-cell>
        </table:table-row>
        <table:table-row table:style-name="ro1">
          <table:table-cell office:value-type="float" office:value="51.23" calcext:value-type="float">
            <text:p>51.23</text:p>
          </table:table-cell>
          <table:table-cell office:value-type="float" office:value="13.515" calcext:value-type="float">
            <text:p>13.515</text:p>
          </table:table-cell>
          <table:table-cell table:formula="of:=(([.A25]-[.A$8])*100)/[.$A$8]" office:value-type="float" office:value="0.293657008613936" calcext:value-type="float">
            <text:p>0.2936570086</text:p>
          </table:table-cell>
        </table:table-row>
        <table:table-row table:style-name="ro1">
          <table:table-cell office:value-type="float" office:value="51.23" calcext:value-type="float">
            <text:p>51.23</text:p>
          </table:table-cell>
          <table:table-cell office:value-type="float" office:value="14.07" calcext:value-type="float">
            <text:p>14.07</text:p>
          </table:table-cell>
          <table:table-cell table:formula="of:=(([.A26]-[.A$8])*100)/[.$A$8]" office:value-type="float" office:value="0.293657008613936" calcext:value-type="float">
            <text:p>0.2936570086</text:p>
          </table:table-cell>
        </table:table-row>
        <table:table-row table:style-name="ro1">
          <table:table-cell office:value-type="float" office:value="51.23" calcext:value-type="float">
            <text:p>51.23</text:p>
          </table:table-cell>
          <table:table-cell office:value-type="float" office:value="14.516" calcext:value-type="float">
            <text:p>14.516</text:p>
          </table:table-cell>
          <table:table-cell table:formula="of:=(([.A27]-[.A$8])*100)/[.$A$8]" office:value-type="float" office:value="0.293657008613936" calcext:value-type="float">
            <text:p>0.2936570086</text:p>
          </table:table-cell>
        </table:table-row>
        <table:table-row table:style-name="ro1">
          <table:table-cell office:value-type="float" office:value="51.24" calcext:value-type="float">
            <text:p>51.24</text:p>
          </table:table-cell>
          <table:table-cell office:value-type="float" office:value="14.92" calcext:value-type="float">
            <text:p>14.92</text:p>
          </table:table-cell>
          <table:table-cell table:formula="of:=([.$A$8]-[.A28]*1)/[.$A$8]" office:value-type="float" office:value="-0.00313234142521542" calcext:value-type="float">
            <text:p>-0.0031323414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413.38pt" svg:y="0pt">
            <draw:object draw:notify-on-update-of-ranges="Sheet2.B2:Sheet2.B36 Sheet2.A2:Sheet2.A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[us]</text:p>
          </table:table-cell>
          <table:table-cell office:value-type="string" calcext:value-type="string">
            <text:p>Umod[V]</text:p>
          </table:table-cell>
        </table:table-row>
        <table:table-row table:style-name="ro1">
          <table:table-cell office:value-type="float" office:value="17.51" calcext:value-type="float">
            <text:p>17.51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1.482" calcext:value-type="float">
            <text:p>1.482</text:p>
          </table:table-cell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1.764" calcext:value-type="float">
            <text:p>1.764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27.46" calcext:value-type="float">
            <text:p>27.46</text:p>
          </table:table-cell>
          <table:table-cell office:value-type="float" office:value="2.222" calcext:value-type="float">
            <text:p>2.222</text:p>
          </table:table-cell>
        </table:table-row>
        <table:table-row table:style-name="ro1">
          <table:table-cell office:value-type="float" office:value="32.37" calcext:value-type="float">
            <text:p>32.37</text:p>
          </table:table-cell>
          <table:table-cell office:value-type="float" office:value="2.515" calcext:value-type="float">
            <text:p>2.515</text:p>
          </table:table-cell>
        </table:table-row>
        <table:table-row table:style-name="ro1">
          <table:table-cell office:value-type="float" office:value="36.09" calcext:value-type="float">
            <text:p>36.09</text:p>
          </table:table-cell>
          <table:table-cell office:value-type="float" office:value="2.715" calcext:value-type="float">
            <text:p>2.715</text:p>
          </table:table-cell>
        </table:table-row>
        <table:table-row table:style-name="ro1">
          <table:table-cell office:value-type="float" office:value="42.66" calcext:value-type="float">
            <text:p>42.66</text:p>
          </table:table-cell>
          <table:table-cell office:value-type="float" office:value="2.986" calcext:value-type="float">
            <text:p>2.986</text:p>
          </table:table-cell>
        </table:table-row>
        <table:table-row table:style-name="ro1">
          <table:table-cell office:value-type="float" office:value="46.86" calcext:value-type="float">
            <text:p>46.86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3.499" calcext:value-type="float">
            <text:p>3.499</text:p>
          </table:table-cell>
        </table:table-row>
        <table:table-row table:style-name="ro1">
          <table:table-cell office:value-type="float" office:value="60.99" calcext:value-type="float">
            <text:p>60.99</text:p>
          </table:table-cell>
          <table:table-cell office:value-type="float" office:value="3.703" calcext:value-type="float">
            <text:p>3.703</text:p>
          </table:table-cell>
        </table:table-row>
        <table:table-row table:style-name="ro1">
          <table:table-cell office:value-type="float" office:value="71.96" calcext:value-type="float">
            <text:p>71.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.09" calcext:value-type="float">
            <text:p>82.09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float" office:value="92.35" calcext:value-type="float">
            <text:p>92.35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float" office:value="99.19" calcext:value-type="float">
            <text:p>99.1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4.98" calcext:value-type="float">
            <text:p>4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13:23:22.370763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2:33:37.843914993</meta:creation-date>
    <dc:date>2015-04-21T14:09:37.423497362</dc:date>
    <meta:editing-duration>PT49M30S</meta:editing-duration>
    <meta:editing-cycles>11</meta:editing-cycles>
    <meta:generator>LibreOffice/4.4.1.2$Linux_X86_64 LibreOffice_project/40m0$Build-2</meta:generator>
    <meta:document-statistic meta:table-count="2" meta:cell-count="1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89cm" svg:y="4.201cm" style:legend-expansion="high" chart:style-name="ch2"/>
        <chart:plot-area chart:style-name="ch3" table:cell-range-address="Sheet1.B3:Sheet1.C28" svg:x="0.32cm" svg:y="0.18cm" svg:width="12.349cm" svg:height="8.64cm">
          <chartooo:coordinate-region svg:x="1.232cm" svg:y="0.379cm" svg:width="11.22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28" chart:class="chart:scatter">
            <chart:domain table:cell-range-address="Sheet1.B3:Sheet1.B28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056">
                <text:p>2.6056</text:p>
                <draw:g>
                  <svg:desc>Sheet1.B3:Sheet1.B28</svg:desc>
                </draw:g>
              </table:table-cell>
              <table:table-cell office:value-type="float" office:value="2.40798747063431">
                <text:p>2.40798747063431</text:p>
                <draw:g>
                  <svg:desc>Sheet1.C3:Sheet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268">
                <text:p>3.0268</text:p>
              </table:table-cell>
              <table:table-cell office:value-type="float" office:value="1.05716523101018">
                <text:p>1.05716523101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047">
                <text:p>3.5047</text:p>
              </table:table-cell>
              <table:table-cell office:value-type="float" office:value="0.352388410336726">
                <text:p>0.352388410336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86">
                <text:p>3.986</text:p>
              </table:table-cell>
              <table:table-cell office:value-type="float" office:value="0.11746280344558">
                <text:p>0.11746280344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024">
                <text:p>4.5024</text:p>
              </table:table-cell>
              <table:table-cell office:value-type="float" office:value="0.039154267815198">
                <text:p>0.039154267815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188">
                <text:p>5.0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98">
                <text:p>5.498</text:p>
              </table:table-cell>
              <table:table-cell office:value-type="float" office:value="-0.019577133907592">
                <text:p>-0.019577133907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93">
                <text:p>5.993</text:p>
              </table:table-cell>
              <table:table-cell office:value-type="float" office:value="-0.0391542678151841">
                <text:p>-0.0391542678151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38">
                <text:p>6.538</text:p>
              </table:table-cell>
              <table:table-cell office:value-type="float" office:value="-0.0391542678151841">
                <text:p>-0.0391542678151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019">
                <text:p>7.019</text:p>
              </table:table-cell>
              <table:table-cell office:value-type="float" office:value="-0.019577133907592">
                <text:p>-0.019577133907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572">
                <text:p>7.572</text:p>
              </table:table-cell>
              <table:table-cell office:value-type="float" office:value="-0.019577133907592">
                <text:p>-0.0195771339075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992">
                <text:p>7.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92">
                <text:p>8.492</text:p>
              </table:table-cell>
              <table:table-cell office:value-type="float" office:value="0.0195771339076059">
                <text:p>0.01957713390760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072">
                <text:p>9.072</text:p>
              </table:table-cell>
              <table:table-cell office:value-type="float" office:value="0.05873140172279">
                <text:p>0.05873140172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66">
                <text:p>9.566</text:p>
              </table:table-cell>
              <table:table-cell office:value-type="float" office:value="0.0783085356303821">
                <text:p>0.07830853563038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008">
                <text:p>10.008</text:p>
              </table:table-cell>
              <table:table-cell office:value-type="float" office:value="0.11746280344558">
                <text:p>0.11746280344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34">
                <text:p>10.534</text:p>
              </table:table-cell>
              <table:table-cell office:value-type="float" office:value="0.156617071260764">
                <text:p>0.1566170712607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091">
                <text:p>11.091</text:p>
              </table:table-cell>
              <table:table-cell office:value-type="float" office:value="0.17619420516837">
                <text:p>0.17619420516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485">
                <text:p>11.485</text:p>
              </table:table-cell>
              <table:table-cell office:value-type="float" office:value="0.215348472983554">
                <text:p>0.2153484729835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077">
                <text:p>12.077</text:p>
              </table:table-cell>
              <table:table-cell office:value-type="float" office:value="0.23492560689116">
                <text:p>0.23492560689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5">
                <text:p>12.5</text:p>
              </table:table-cell>
              <table:table-cell office:value-type="float" office:value="0.254502740798752">
                <text:p>0.2545027407987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059">
                <text:p>13.059</text:p>
              </table:table-cell>
              <table:table-cell office:value-type="float" office:value="0.274079874706344">
                <text:p>0.274079874706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515">
                <text:p>13.515</text:p>
              </table:table-cell>
              <table:table-cell office:value-type="float" office:value="0.293657008613936">
                <text:p>0.293657008613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07">
                <text:p>14.07</text:p>
              </table:table-cell>
              <table:table-cell office:value-type="float" office:value="0.293657008613936">
                <text:p>0.2936570086139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516">
                <text:p>14.516</text:p>
              </table:table-cell>
              <table:table-cell office:value-type="float" office:value="0.293657008613936">
                <text:p>0.2936570086139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92">
                <text:p>14.92</text:p>
              </table:table-cell>
              <table:table-cell office:value-type="float" office:value="-0.00313234142521542">
                <text:p>-0.003132341425215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89cm" svg:y="4.201cm" style:legend-expansion="high" chart:style-name="ch2"/>
        <chart:plot-area chart:style-name="ch3" table:cell-range-address="Sheet2.B2:Sheet2.B36 Sheet2.A2:Sheet2.A45" svg:x="0.32cm" svg:y="0.18cm" svg:width="12.349cm" svg:height="8.64cm">
          <chartooo:coordinate-region svg:x="0.994cm" svg:y="0.379cm" svg:width="11.19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45" chart:class="chart:scatter">
            <chart:domain table:cell-range-address="Sheet2.B2:Sheet2.B36"/>
            <chart:data-point chart:repeated="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67">
                <text:p>0.967</text:p>
                <draw:g>
                  <svg:desc>Sheet2.B2:Sheet2.B36</svg:desc>
                </draw:g>
              </table:table-cell>
              <table:table-cell office:value-type="float" office:value="17.51">
                <text:p>17.51</text:p>
                <draw:g>
                  <svg:desc>Sheet2.A2:Sheet2.A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82">
                <text:p>1.482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64">
                <text:p>1.764</text:p>
              </table:table-cell>
              <table:table-cell office:value-type="float" office:value="20.92">
                <text:p>20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8">
                <text:p>2.048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22">
                <text:p>2.222</text:p>
              </table:table-cell>
              <table:table-cell office:value-type="float" office:value="27.46">
                <text:p>27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15">
                <text:p>2.515</text:p>
              </table:table-cell>
              <table:table-cell office:value-type="float" office:value="32.37">
                <text:p>32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15">
                <text:p>2.715</text:p>
              </table:table-cell>
              <table:table-cell office:value-type="float" office:value="36.09">
                <text:p>36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86">
                <text:p>2.986</text:p>
              </table:table-cell>
              <table:table-cell office:value-type="float" office:value="42.66">
                <text:p>42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1">
                <text:p>3.21</text:p>
              </table:table-cell>
              <table:table-cell office:value-type="float" office:value="46.86">
                <text:p>46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99">
                <text:p>3.499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3">
                <text:p>3.703</text:p>
              </table:table-cell>
              <table:table-cell office:value-type="float" office:value="60.99">
                <text:p>60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71.96">
                <text:p>71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1">
                <text:p>4.21</text:p>
              </table:table-cell>
              <table:table-cell office:value-type="float" office:value="82.09">
                <text:p>82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6">
                <text:p>4.56</text:p>
              </table:table-cell>
              <table:table-cell office:value-type="float" office:value="92.35">
                <text:p>92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">
                <text:p>4.7</text:p>
              </table:table-cell>
              <table:table-cell office:value-type="float" office:value="99.19">
                <text:p>99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98">
                <text:p>4.98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